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03_12-50-35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73608 E-139-34-49.379882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1-03_17-06-14_000.jpg</text:p>
          </table:table-cell>
          <table:table-cell table:style-name="ce25" office:value-type="string">
            <text:p>:m :? 1*1 / math / geometry / topics=２つの円；中心点を結んだ線,id=XDMQ-1;XDMQ-2</text:p>
          </table:table-cell>
          <table:table-cell table:style-name="ce4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3]=&quot;&quot;;[.C3];CONCATENATE([.C3];&quot; / &quot;;[.E3]))" office:value-type="string" office:string-value=":m :? 1*1 / math / geometry / topics=２つの円；中心点を結んだ線,id=XDMQ-1;XDMQ-2">
            <text:p>:m :? 1*1 / math / geometry / topics=２つの円；中心点を結んだ線,id=XDMQ-1;XDMQ-2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03_17-06-36_000.jpg</text:p>
          </table:table-cell>
          <table:table-cell table:style-name="ce25" office:value-type="string">
            <text:p>:m RES 1*1 / free# JVEMV6 68#_20(T.8.1_1) / 68. theoretical-physics(tp) / A.1. mathematics / topics=定規とコンパス；,other=~;think~ / N+</text:p>
          </table:table-cell>
          <table:table-cell table:style-name="ce17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4]=&quot;&quot;;[.C4];CONCATENATE([.C4];&quot; / &quot;;[.E4]))" office:value-type="string" office:string-value=":m RES 1*1 / free# JVEMV6 68#_20(T.8.1_1) / 68. theoretical-physics(tp) / A.1. mathematics / topics=定規とコンパス；,other=~;think~ / N+">
            <text:p>:m RES 1*1 / free# JVEMV6 68#_20(T.8.1_1) / 68. theoretical-physics(tp) / A.1. mathematics / topics=定規とコンパス；,other=~;think~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03_20-53-20_000.jpg</text:p>
          </table:table-cell>
          <table:table-cell table:style-name="ce25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4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03_23-53-10_000.jpg</text:p>
          </table:table-cell>
          <table:table-cell table:style-name="ce16" office:value-type="string">
            <text:p>:PHOTO 記録 / 経過記録；作ったもの / food=焼酎漬け / material=ニンニク：４つぶ；liquor=麦焼酎:200ml,time=1220-0010,container=silver-cap</text:p>
          </table:table-cell>
          <table:table-cell table:style-name="ce16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6]=&quot;&quot;;[.C6];CONCATENATE([.C6];&quot; / &quot;;[.E6]))" office:value-type="string" office:string-value=":PHOTO 記録 / 経過記録；作ったもの / food=焼酎漬け / material=ニンニク：４つぶ；liquor=麦焼酎:200ml,time=1220-0010,container=silver-cap">
            <text:p>:PHOTO 記録 / 経過記録；作ったもの / food=焼酎漬け / material=ニンニク：４つぶ；liquor=麦焼酎:200ml,time=1220-0010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03_23-53-36_000.jpg</text:p>
          </table:table-cell>
          <table:table-cell table:style-name="ce25" office:value-type="string">
            <text:p>:PHOTO 記録 / 経過記録；作ったもの / food=焼酎漬け / material=ニンニク：４つぶ；liquor=麦焼酎：150ml,time=1229-0022,container=silver-cap / type=通常</text:p>
          </table:table-cell>
          <table:table-cell table:style-name="ce16"/>
          <table:table-cell table:style-name="ce4"/>
          <table:table-cell table:style-name="ce4" office:value-type="string">
            <text:p>N-35-35-28.573608 E-139-34-49.379882</text:p>
          </table:table-cell>
          <table:table-cell table:style-name="ce34" table:formula="of:=IF([.E7]=&quot;&quot;;[.C7];CONCATENATE([.C7];&quot; / &quot;;[.E7]))" office:value-type="string" office:string-value=":PHOTO 記録 / 経過記録；作ったもの / food=焼酎漬け / material=ニンニク：４つぶ；liquor=麦焼酎：150ml,time=1229-0022,container=silver-cap / type=通常">
            <text:p>:PHOTO 記録 / 経過記録；作ったもの / food=焼酎漬け / material=ニンニク：４つぶ；liquor=麦焼酎：150ml,time=1229-0022,container=silver-cap / type=通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03_23-53-55_000.jpg</text:p>
          </table:table-cell>
          <table:table-cell table:style-name="ce16" office:value-type="string">
            <text:p>:PHOTO 記録 / 経過記録；作ったもの / food=焼酎漬け / material=ニンニク：４つぶ；liquor=麦焼酎：150ml,time=0102-1236,container=silver-cap / type=通常</text:p>
          </table:table-cell>
          <table:table-cell table:style-name="ce17"/>
          <table:table-cell table:style-name="ce4"/>
          <table:table-cell table:style-name="ce4" office:value-type="string">
            <text:p>N-35-35-28.532409 E-139-34-49.379882</text:p>
          </table:table-cell>
          <table:table-cell table:style-name="ce34" table:formula="of:=IF([.E8]=&quot;&quot;;[.C8];CONCATENATE([.C8];&quot; / &quot;;[.E8]))" office:value-type="string" office:string-value=":PHOTO 記録 / 経過記録；作ったもの / food=焼酎漬け / material=ニンニク：４つぶ；liquor=麦焼酎：150ml,time=0102-1236,container=silver-cap / type=通常">
            <text:p>:PHOTO 記録 / 経過記録；作ったもの / food=焼酎漬け / material=ニンニク：４つぶ；liquor=麦焼酎：150ml,time=0102-1236,container=silver-cap / type=通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1-04_14-22-28_000.jpg</text:p>
          </table:table-cell>
          <table:table-cell table:style-name="ce16" office:value-type="string">
            <text:p>:m :PHOTO 起きた時刻 / 2020</text:p>
          </table:table-cell>
          <table:table-cell table:style-name="ce17"/>
          <table:table-cell table:style-name="ce4"/>
          <table:table-cell table:style-name="ce4"/>
          <table:table-cell table:style-name="ce34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1-04_14-38-46_000.jpg</text:p>
          </table:table-cell>
          <table:table-cell table:style-name="ce16" office:value-type="string">
            <text:p>:PHOTO 記録 / @自室 / target=充電：シェーバー / for=~ / occation=完了</text:p>
          </table:table-cell>
          <table:table-cell table:style-name="ce17"/>
          <table:table-cell table:style-name="ce4"/>
          <table:table-cell table:style-name="ce4" office:value-type="string">
            <text:p>N-35-35-28.450012 E-139-34-49.434814</text:p>
          </table:table-cell>
          <table:table-cell table:style-name="ce34" table:formula="of:=IF([.E10]=&quot;&quot;;[.C10];CONCATENATE([.C10];&quot; / &quot;;[.E10]))" office:value-type="string" office:string-value=":PHOTO 記録 / @自室 / target=充電：シェーバー / for=~ / occation=完了">
            <text:p>:PHOTO 記録 / @自室 / target=充電：シェーバー / for=~ / occation=完了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1-04_14-49-01_000.jpg</text:p>
          </table:table-cell>
          <table:table-cell table:style-name="ce19" office:value-type="string">
            <text:p>:m :th / about=音楽：演奏,content=どんな音楽を吹きたいか？ガンの湯治に来ているときに、聴きたい音楽</text:p>
          </table:table-cell>
          <table:table-cell table:style-name="ce18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11]=&quot;&quot;;[.C11];CONCATENATE([.C11];&quot; / &quot;;[.E11]))" office:value-type="string" office:string-value=":m :th / about=音楽：演奏,content=どんな音楽を吹きたいか？ガンの湯治に来ているときに、聴きたい音楽">
            <text:p>:m :th / about=音楽：演奏,content=どんな音楽を吹きたいか？ガンの湯治に来ているときに、聴きたい音楽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1-04_15-23-52_000.jpg</text:p>
          </table:table-cell>
          <table:table-cell table:style-name="ce18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01074 E-139-34-49.324951</text:p>
          </table:table-cell>
          <table:table-cell table:style-name="ce34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1-04_16-03-14_000.jpg</text:p>
          </table:table-cell>
          <table:table-cell table:style-name="ce16" office:value-type="string">
            <text:p>:m 記録 / 食べたもの：お菓子類 / 食べる予定：取り置き</text:p>
          </table:table-cell>
          <table:table-cell table:style-name="ce18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4" table:formula="of:=IF([.E13]=&quot;&quot;;[.C13];CONCATENATE([.C13];&quot; / &quot;;[.E13]))" office:value-type="string" office:string-value=":m 記録 / 食べたもの：お菓子類 / 食べる予定：取り置き">
            <text:p>:m 記録 / 食べたもの：お菓子類 / 食べる予定：取り置き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1-04_16-48-15_000.jpg</text:p>
          </table:table-cell>
          <table:table-cell table:style-name="ce16" office:value-type="string">
            <text:p>:PHOTO 記録 / @２階：トイレ：便器内 / 大便：様子 / time=前日、チョコレート、なし：４～５日くらい；１回目</text:p>
          </table:table-cell>
          <table:table-cell table:style-name="ce16"/>
          <table:table-cell table:style-name="ce4"/>
          <table:table-cell table:style-name="ce4" office:value-type="string">
            <text:p>N-35-35-28.573608 E-139-34-49.379882</text:p>
          </table:table-cell>
          <table:table-cell table:style-name="ce34" table:formula="of:=IF([.E14]=&quot;&quot;;[.C14];CONCATENATE([.C14];&quot; / &quot;;[.E14]))" office:value-type="string" office:string-value=":PHOTO 記録 / @２階：トイレ：便器内 / 大便：様子 / time=前日、チョコレート、なし：４～５日くらい；１回目">
            <text:p>:PHOTO 記録 / @２階：トイレ：便器内 / 大便：様子 / time=前日、チョコレート、なし：４～５日くらい；１回目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6"/>
          <table:table-cell table:style-name="ce16"/>
          <table:table-cell table:style-name="ce4"/>
          <table:table-cell table:style-name="ce4"/>
          <table:table-cell table:style-name="ce34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5"/>
          <table:table-cell table:style-name="ce18"/>
          <table:table-cell table:style-name="ce4"/>
          <table:table-cell table:style-name="ce4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5"/>
          <table:table-cell table:style-name="ce16"/>
          <table:table-cell table:style-name="ce4"/>
          <table:table-cell table:style-name="ce4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5"/>
          <table:table-cell table:style-name="ce16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5"/>
          <table:table-cell table:style-name="ce23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5"/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6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6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6"/>
          <table:table-cell table:style-name="ce16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5">
            <text:p>15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3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guitar,gt / 演奏、play / g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kb,keyboard / 演奏、play / k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clarinet / 演奏、play / c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jap.flute / 演奏、play / f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jap.flute-bamboo / 演奏、play / b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recorder,rc / 演奏、play / r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sax / 演奏、play / s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体操 / hip-hopダンス、ヒップホップ / h-2021-010X-X / id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体操 / ダンス、dance-original / d-2021-010X-X / id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guitar,gt / g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kb,keyboard / 演奏、play / k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clarinet / 演奏、play / c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jap.flute / 演奏、play / f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recorder / 演奏、play / r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harp / 演奏 / h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in-mid / app=perfect-piano / 演奏、play / id-2021-010X-X / category=melody,inst=~,for=~,genre=~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knoten / 実演,perform / n-2021-010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massage,acupuncture / 実演,perform / n-2021-01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3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4">2021/01/04</text:date>, <text:time>22:10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04T22:10:28.33</dc:date>
    <dc:creator>iwabuchi ken</dc:creator>
    <meta:editing-duration>P30DT2H49M30S</meta:editing-duration>
    <meta:editing-cycles>11177</meta:editing-cycles>
    <meta:document-statistic meta:table-count="1" meta:cell-count="455" meta:object-count="0"/>
  </office:meta>
</office:document-meta>
</file>